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, 'Liberation Mono'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_20__28_Web_29_">
      <style:paragraph-properties fo:margin-top="0.1945in" fo:margin-bottom="0in" style:contextual-spacing="false" fo:text-align="center" style:justify-single-word="false"/>
      <style:text-properties fo:language="en" fo:country="GB" style:text-underline-style="solid" style:text-underline-width="auto" style:text-underline-color="font-color"/>
    </style:style>
    <style:style style:name="P2" style:family="paragraph" style:parent-style-name="Normal_20__28_Web_29_">
      <style:paragraph-properties fo:margin-top="0in" fo:margin-bottom="0.0827in" style:contextual-spacing="false"/>
      <style:text-properties fo:language="en" fo:country="GB" officeooo:paragraph-rsid="00098488"/>
    </style:style>
    <style:style style:name="P3" style:family="paragraph" style:parent-style-name="Normal_20__28_Web_29_">
      <style:paragraph-properties fo:margin-top="0.1945in" fo:margin-bottom="0in" style:contextual-spacing="false"/>
    </style:style>
    <style:style style:name="P4" style:family="paragraph" style:parent-style-name="Normal_20__28_Web_29_">
      <style:paragraph-properties fo:margin-top="0.1665in" fo:margin-bottom="0.0835in" style:contextual-spacing="false" fo:line-height="150%"/>
    </style:style>
    <style:style style:name="P5" style:family="paragraph" style:parent-style-name="Normal_20__28_Web_29_">
      <style:paragraph-properties fo:margin-top="0.0835in" fo:margin-bottom="0in" style:contextual-spacing="false" fo:line-height="150%"/>
    </style:style>
    <style:style style:name="P6" style:family="paragraph" style:parent-style-name="Normal_20__28_Web_29_">
      <style:paragraph-properties fo:margin-top="0.0835in" fo:margin-bottom="0in" style:contextual-spacing="false"/>
    </style:style>
    <style:style style:name="T1" style:family="text">
      <style:text-properties style:language-asian="fr" style:country-asian="FR"/>
    </style:style>
    <style:style style:name="T2" style:family="text">
      <style:text-properties officeooo:rsid="00098488"/>
    </style:style>
    <style:style style:name="T3" style:family="text">
      <style:text-properties style:use-window-font-color="true" loext:opacity="0%" style:font-name="Times New Roman" fo:font-size="12pt" fo:language="fr" fo:country="FR" officeooo:rsid="00098488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4" style:family="text">
      <style:text-properties style:use-window-font-color="true" loext:opacity="0%" style:font-name="Times New Roman" fo:font-size="12pt" fo:language="fr" fo:country="FR" officeooo:rsid="000c72c9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5" style:family="text">
      <style:text-properties style:use-window-font-color="true" loext:opacity="0%" style:font-name="Times New Roman" fo:font-size="12pt" fo:language="fr" fo:country="FR" officeooo:rsid="000c8b1a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6" style:family="text">
      <style:text-properties style:use-window-font-color="true" loext:opacity="0%" style:font-name="Times New Roman" fo:font-size="12pt" fo:language="fr" fo:country="FR" officeooo:rsid="000dab35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7" style:family="text">
      <style:text-properties style:use-window-font-color="true" loext:opacity="0%" style:font-name="Times New Roman" fo:font-size="12pt" fo:language="fr" fo:country="FR" officeooo:rsid="000ddbeb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8" style:family="text">
      <style:text-properties style:use-window-font-color="true" loext:opacity="0%" style:font-name="Times New Roman" fo:font-size="12pt" fo:language="fr" fo:country="FR" officeooo:rsid="000ecfb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9" style:family="text">
      <style:text-properties style:use-window-font-color="true" loext:opacity="0%" style:font-name="Times New Roman" fo:font-size="12pt" fo:language="fr" fo:country="FR" officeooo:rsid="0010c986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0" style:family="text">
      <style:text-properties style:use-window-font-color="true" loext:opacity="0%" style:font-name="Times New Roman" fo:font-size="12pt" fo:language="fr" fo:country="FR" officeooo:rsid="001246b8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1" style:family="text">
      <style:text-properties style:use-window-font-color="true" loext:opacity="0%" style:font-name="Times New Roman" fo:font-size="12pt" fo:language="fr" fo:country="FR" officeooo:rsid="0012c3ba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2" style:family="text">
      <style:text-properties officeooo:rsid="000c72c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 &amp; SURNAME: <text:span text:style-name="T2">Flavien MARCK</text:span></text:p>
      <text:p text:style-name="P2">Info 1 Mark: ____ / 20 <text:s text:c="70"/></text:p>
      <text:p text:style-name="P1">FLASH TEST 5</text:p>
      <text:p text:style-name="P1"/>
      <text:p text:style-name="P3">1. un tableau : <text:span text:style-name="T12">A board / </text:span><text:span text:style-name="T2">A</text:span><text:span text:style-name="T3"> table / An Array</text:span></text:p>
      <text:p text:style-name="P3">2. une ligne : <text:span text:style-name="T3">A line / a row</text:span></text:p>
      <text:p text:style-name="P3">3. une colonne : <text:span text:style-name="T3">A column</text:span></text:p>
      <text:p text:style-name="P3">4. un fichier : <text:span text:style-name="T3">A file</text:span></text:p>
      <text:p text:style-name="P3">5. un dossier : <text:span text:style-name="T3">A folder</text:span></text:p>
      <text:p text:style-name="P3">6. un répertoire : <text:span text:style-name="T3">A directory</text:span></text:p>
      <text:p text:style-name="P3">7. tous les 3 mois : <text:span text:style-name="T3">Every 3 months</text:span></text:p>
      <text:p text:style-name="P3">8. effacer : <text:span text:style-name="T3">To delete / To erase</text:span></text:p>
      <text:p text:style-name="P3">9. déplacer, enlever : <text:span text:style-name="T3">To move, to remove</text:span></text:p>
      <text:p text:style-name="P3">10. annuler : <text:span text:style-name="T3">To cancel</text:span></text:p>
      <text:p text:style-name="P3">11. défaire : <text:span text:style-name="T3">To undo</text:span></text:p>
      <text:p text:style-name="P3">12. être accro aux jeux vidéo : <text:span text:style-name="T3">To be addicted </text:span><text:span text:style-name="T5">to</text:span><text:span text:style-name="T3">/</text:span><text:span text:style-name="T4">hooked</text:span><text:span text:style-name="T3"> </text:span><text:span text:style-name="T5">on </text:span><text:span text:style-name="T3">video games.</text:span></text:p>
      <text:p text:style-name="P3">13. le traitement des données : <text:span text:style-name="T3">Data processing.</text:span></text:p>
      <text:p text:style-name="P3">14. une clé USB : <text:span text:style-name="T3">A USB </text:span><text:span text:style-name="T6">key / A USB stick / A Memory </text:span><text:span text:style-name="T7">s</text:span><text:span text:style-name="T6">tick</text:span></text:p>
      <text:p text:style-name="P4">15. un problème technique : <text:span text:style-name="T3">A technical issue / </text:span><text:span text:style-name="T8">glitch</text:span><text:span text:style-name="T3">.</text:span></text:p>
      <text:p text:style-name="P5">16. un administrateur réseaux : <text:span text:style-name="T3">A </text:span><text:span text:style-name="T10">network</text:span><text:span text:style-name="T3"> admin / </text:span><text:span text:style-name="T11">sys</text:span><text:span text:style-name="T3">admin</text:span></text:p>
      <text:p text:style-name="P5">17. l<text:span text:style-name="T1">es raccourcis clavier :</text:span> <text:span text:style-name="T3">Keyboard shortcuts</text:span></text:p>
      <text:p text:style-name="P6">18. un système d’exploitation : <text:span text:style-name="T3">An operating system / an OS</text:span></text:p>
      <text:p text:style-name="P3">19. un système de gestion de bases de données : <text:span text:style-name="T2">A DataBase Management </text:span><text:span text:style-name="T3">System (DBMS)</text:span></text:p>
      <text:p text:style-name="P3">20. l’informatique : <text:span text:style-name="T3">Computer Science / Computing / </text:span><text:span text:style-name="T9">Information Technology</text:span><text:span text:style-name="T3"> 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, 'Liberation Mono'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, 'Liberation Mono'" style:font-family-generic-complex="roman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, 'Liberation Mono'" style:font-family-generic-complex="roman" style:font-pitch-complex="variable"/>
    </style:style>
    <style:style style:name="Titre2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, 'Liberation Mono'" style:font-family-generic-complex="roman" style:font-pitch-complex="variable" style:font-size-complex="14pt"/>
    </style:style>
    <style:style style:name="Légende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, 'Liberation Mono'" style:font-family-generic-complex="roman" style:font-pitch-complex="variable" style:font-size-complex="12pt" style:font-style-complex="italic"/>
    </style:style>
    <style:style style:name="Titre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, 'Liberation Mono'" style:font-family-generic-complex="roman" style:font-pitch-complex="variable" style:font-size-complex="14pt"/>
    </style:style>
    <style:style style:name="Normal_20__28_Web_29_" style:display-name="Normal (Web)" style:family="paragraph" style:parent-style-name="Standard">
      <style:paragraph-properties fo:margin-top="0.1945in" fo:margin-bottom="0.0827in" style:contextual-spacing="false"/>
    </style:style>
    <style:style style:name="Police_20_par_20_défaut" style:display-name="Police par défaut" style:family="text"/>
    <style:style style:name="Police_20_par_20_défaut2" style:display-name="Police par défaut2" style:family="text"/>
    <style:style style:name="Police_20_par_20_défaut1" style:display-name="Police par défaut1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41 une publicité : …</dc:title>
    <dc:subject/>
    <meta:keyword/>
    <meta:initial-creator>acaspary</meta:initial-creator>
    <meta:creation-date>2013-03-24T14:34:00</meta:creation-date>
    <dc:date>2021-10-13T09:07:51.317000000</dc:date>
    <meta:editing-cycles>12</meta:editing-cycles>
    <meta:editing-duration>PT14M33S</meta:editing-duration>
    <meta:generator>LibreOffice/7.2.0.4$Windows_X86_64 LibreOffice_project/9a9c6381e3f7a62afc1329bd359cc48accb6435b</meta:generator>
    <meta:document-statistic meta:table-count="0" meta:image-count="0" meta:object-count="0" meta:page-count="1" meta:paragraph-count="23" meta:word-count="195" meta:character-count="1016" meta:non-whitespace-character-count="772"/>
  </office:meta>
</office:document-meta>
</file>